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2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26pt solid #000000"/>
    </style:style>
    <style:style style:name="ce6" style:family="table-cell" style:parent-style-name="Default">
      <style:table-cell-properties fo:background-color="#cccccc" fo:border="0.26pt solid #0000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cccccc" fo:border="0.26pt solid #000000"/>
    </style:style>
    <style:style style:name="ce9" style:family="table-cell" style:parent-style-name="Default">
      <style:table-cell-properties fo:border="none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 fo:border="0.26pt solid #000000"/>
    </style:style>
    <style:style style:name="ce23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2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26pt solid #000000"/>
      <style:text-properties fo:color="#0000e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26pt solid #000000"/>
      <style:text-properties fo:color="#cc0000"/>
    </style:style>
    <style:style style:name="ce25" style:family="table-cell" style:parent-style-name="Default">
      <style:table-cell-properties fo:border="0.26pt solid #000000"/>
      <style:text-properties fo:font-size="7pt" style:font-size-asian="7pt" style:font-size-complex="7pt"/>
    </style:style>
    <style:style style:name="ce26" style:family="table-cell" style:parent-style-name="Default">
      <style:table-cell-properties fo:border="0.26pt solid #000000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4pt dotte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4pt dotted #000000" fo:border-left="0.26pt solid #000000" fo:border-right="0.26pt solid #000000" fo:border-top="0.26pt solid #000000"/>
    </style:style>
    <style:style style:name="ce30" style:family="table-cell" style:parent-style-name="Default">
      <style:table-cell-properties fo:border-bottom="4pt solid #000000" fo:border-left="0.26pt solid #000000" fo:border-right="0.26pt solid #000000" fo:border-top="0.26pt solid #000000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202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/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/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table table:name="élèves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9</text:p>
          </table:table-cell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4</text:p>
          </table:table-cell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6</text:p>
          </table:table-cell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3</text:p>
          </table:table-cell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12</text:p>
          </table:table-cell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5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10</text:p>
          </table:table-cell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10</text:p>
          </table:table-cell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3</text:p>
          </table:table-cell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7</text:p>
          </table:table-cell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2</text:p>
          </table:table-cell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13</text:p>
          </table:table-cell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1</text:p>
          </table:table-cell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7</text:p>
          </table:table-cell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9</text:p>
          </table:table-cell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11</text:p>
          </table:table-cell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5</text:p>
          </table:table-cell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8</text:p>
          </table:table-cell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&gt;12</text:p>
          </table:table-cell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1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11</text:p>
          </table:table-cell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4</text:p>
          </table:table-cell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08</text:p>
          </table:table-cell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02</text:p>
          </table:table-cell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/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24" office:value-type="string" calcext:value-type="string">
            <text:p>G12</text:p>
          </table:table-cell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style-name="ce5"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table table:name="Feuille2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 IMP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 IMP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dictée pré.</text:p>
          </table:table-cell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 IMP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style-name="ce27" table:formula="of:=[.G7]+1" office:value-type="float" office:value="6" calcext:value-type="float">
            <text:p>6</text:p>
          </table:table-cell>
          <table:table-cell table:style-name="ce27" office:value-type="string" calcext:value-type="string">
            <text:p>V</text:p>
          </table:table-cell>
          <table:table-cell table:style-name="ce29"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conjug</text:p>
          </table:table-cell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5</text:p>
          </table:table-cell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 IMP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3</text:p>
          </table:table-cell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 IMP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PREJEU T1</text:p>
          </table:table-cell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 IMP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conjug</text:p>
          </table:table-cell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 IMP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PREJEU T2</text:p>
          </table:table-cell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dictée pré.</text:p>
          </table:table-cell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 IMP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style-name="ce28" table:formula="of:=[.P13]+1" office:value-type="float" office:value="12" calcext:value-type="float">
            <text:p>12</text:p>
          </table:table-cell>
          <table:table-cell table:style-name="ce28" office:value-type="string" calcext:value-type="string">
            <text:p>V</text:p>
          </table:table-cell>
          <table:table-cell table:style-name="ce30"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 IMP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 office:value-type="string" calcext:value-type="string">
            <text:p>conjug</text:p>
          </table:table-cell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 IMP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20 fautes</text:p>
          </table:table-cell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3</text:p>
          </table:table-cell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5</text:p>
          </table:table-cell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6</text:p>
          </table:table-cell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 IMP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 IMP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JEU T1</text:p>
          </table:table-cell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PREJEU T3</text:p>
          </table:table-cell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jug</text:p>
          </table:table-cell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JEU T2</text:p>
          </table:table-cell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 IMP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style-name="ce5" office:value-type="string" calcext:value-type="string">
            <text:p>conjug</text:p>
          </table:table-cell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style-name="ce28" table:formula="of:=[.G21]+1" office:value-type="float" office:value="20" calcext:value-type="float">
            <text:p>20</text:p>
          </table:table-cell>
          <table:table-cell table:style-name="ce28" office:value-type="string" calcext:value-type="string">
            <text:p>V</text:p>
          </table:table-cell>
          <table:table-cell table:style-name="ce30"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20 fautes</text:p>
          </table:table-cell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5</text:p>
          </table:table-cell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20 fautes</text:p>
          </table:table-cell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 IMP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6</text:p>
          </table:table-cell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 IMP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JEU T3</text:p>
          </table:table-cell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jug</text:p>
          </table:table-cell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 IMP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dictée pré.</text:p>
          </table:table-cell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 IMP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6</text:p>
          </table:table-cell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style-name="ce27" table:formula="of:=[.M30]+1" office:value-type="float" office:value="29" calcext:value-type="float">
            <text:p>29</text:p>
          </table:table-cell>
          <table:table-cell table:style-name="ce27" office:value-type="string" calcext:value-type="string">
            <text:p>V</text:p>
          </table:table-cell>
          <table:table-cell table:style-name="ce29"/>
          <table:table-cell table:style-name="ce7" table:number-columns-repeated="2"/>
          <table:table-cell table:style-name="ce9" office:value-type="string" calcext:value-type="string">
            <text:p/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3</text:p>
          </table:table-cell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style-name="ce5"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7:47:27.51392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9:24:23.500745500</meta:creation-date>
    <dc:date>2020-09-03T21:45:14.521514486</dc:date>
    <meta:editing-duration>PT20H54M7S</meta:editing-duration>
    <meta:editing-cycles>60</meta:editing-cycles>
    <meta:generator>LibreOffice/6.0.7.3$Linux_X86_64 LibreOffice_project/00m0$Build-3</meta:generator>
    <meta:document-statistic meta:table-count="3" meta:cell-count="2224" meta:object-count="0"/>
  </office:meta>
</office:document-meta>
</file>